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34">
      <style:table-cell-properties fo:wrap-option="wrap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134"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33">
      <style:table-cell-properties fo:wrap-option="wrap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135"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133"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0"/>
        <table:table-column table:style-name="co2" table:default-cell-style-name="ce10"/>
        <table:table-column table:style-name="co3" table:default-cell-style-name="ce10"/>
        <table:table-column table:style-name="co3" table:number-columns-repeated="2" table:default-cell-style-name="ce13"/>
        <table:table-column table:style-name="co4" table:default-cell-style-name="ce16"/>
        <table:table-column table:style-name="co5" table:number-columns-repeated="16375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Tone </text:p>
            <text:p>(44 keys)</text:p>
          </table:table-cell>
          <table:covered-table-cell table:number-columns-repeated="2" table:style-name="ce11"/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Octave</text:p>
          </table:table-cell>
          <table:table-cell table:style-name="ce12" office:value-type="string" calcext:value-type="string">
            <text:p>Total length</text:p>
            <text:p>(inch)</text:p>
          </table:table-cell>
          <table:table-cell table:style-name="ce12" office:value-type="string" calcext:value-type="string">
            <text:p>Length from mouth (inch)</text:p>
          </table:table-cell>
          <table:table-cell table:style-name="ce14" office:value-type="string" calcext:value-type="string">
            <text:p>Width (inch)</text:p>
          </table:table-cell>
          <table:table-cell table:style-name="ce17"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C</text:p>
          </table:table-cell>
          <table:table-cell office:value-type="string" calcext:value-type="string">
            <text:p>2-3</text:p>
          </table:table-cell>
          <table:table-cell office:value-type="float" office:value="54" calcext:value-type="float">
            <text:p>54 <text:s text:c="5"/></text:p>
          </table:table-cell>
          <table:table-cell table:formula="of:=[.F2]-6" office:value-type="float" office:value="48" calcext:value-type="float">
            <text:p>48 <text:s text:c="5"/></text:p>
          </table:table-cell>
          <table:table-cell table:style-name="ce15" office:value-type="float" office:value="2.625" calcext:value-type="float">
            <text:p>2 <text:s text:c="2"/>5/8 <text:s/>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C#</text:p>
          </table:table-cell>
          <table:table-cell office:value-type="string" calcext:value-type="string">
            <text:p>2-3</text:p>
          </table:table-cell>
          <table:table-cell table:formula="of:=[.F2]-2" office:value-type="float" office:value="52" calcext:value-type="float">
            <text:p>52 <text:s text:c="5"/></text:p>
          </table:table-cell>
          <table:table-cell table:formula="of:=[.F3]-6" office:value-type="float" office:value="46" calcext:value-type="float">
            <text:p>46 <text:s text:c="5"/></text:p>
          </table:table-cell>
          <table:table-cell table:formula="of:=[.H$2]*[.F3]/[.F$2]" office:value-type="float" office:value="2.52777777777778" calcext:value-type="float">
            <text:p>2 17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D</text:p>
          </table:table-cell>
          <table:table-cell office:value-type="string" calcext:value-type="string">
            <text:p>2-3</text:p>
          </table:table-cell>
          <table:table-cell table:formula="of:=[.F3]-2" office:value-type="float" office:value="50" calcext:value-type="float">
            <text:p>50 <text:s text:c="5"/></text:p>
          </table:table-cell>
          <table:table-cell table:formula="of:=[.F4]-6" office:value-type="float" office:value="44" calcext:value-type="float">
            <text:p>44 <text:s text:c="5"/></text:p>
          </table:table-cell>
          <table:table-cell table:formula="of:=[.H$2]*[.F4]/[.F$2]" office:value-type="float" office:value="2.43055555555556" calcext:value-type="float">
            <text:p>2 14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D#</text:p>
          </table:table-cell>
          <table:table-cell office:value-type="string" calcext:value-type="string">
            <text:p>2-3</text:p>
          </table:table-cell>
          <table:table-cell table:formula="of:=[.F4]-2" office:value-type="float" office:value="48" calcext:value-type="float">
            <text:p>48 <text:s text:c="5"/></text:p>
          </table:table-cell>
          <table:table-cell table:formula="of:=[.F5]-6" office:value-type="float" office:value="42" calcext:value-type="float">
            <text:p>42 <text:s text:c="5"/></text:p>
          </table:table-cell>
          <table:table-cell table:formula="of:=[.H$2]*[.F5]/[.F$2]" office:value-type="float" office:value="2.33333333333333" calcext:value-type="float">
            <text:p>2 11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2-3</text:p>
          </table:table-cell>
          <table:table-cell table:formula="of:=[.F5]-2" office:value-type="float" office:value="46" calcext:value-type="float">
            <text:p>46 <text:s text:c="5"/></text:p>
          </table:table-cell>
          <table:table-cell table:formula="of:=[.F6]-6" office:value-type="float" office:value="40" calcext:value-type="float">
            <text:p>40 <text:s text:c="5"/></text:p>
          </table:table-cell>
          <table:table-cell table:formula="of:=[.H$2]*[.F6]/[.F$2]" office:value-type="float" office:value="2.23611111111111" calcext:value-type="float">
            <text:p>2 <text:s/>8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F</text:p>
          </table:table-cell>
          <table:table-cell office:value-type="string" calcext:value-type="string">
            <text:p>2-3</text:p>
          </table:table-cell>
          <table:table-cell table:formula="of:=[.F6]-2" office:value-type="float" office:value="44" calcext:value-type="float">
            <text:p>44 <text:s text:c="5"/></text:p>
          </table:table-cell>
          <table:table-cell table:formula="of:=[.F7]-6" office:value-type="float" office:value="38" calcext:value-type="float">
            <text:p>38 <text:s text:c="5"/></text:p>
          </table:table-cell>
          <table:table-cell table:formula="of:=[.H$2]*[.F7]/[.F$2]" office:value-type="float" office:value="2.13888888888889" calcext:value-type="float">
            <text:p>2 <text:s/>4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F#</text:p>
          </table:table-cell>
          <table:table-cell office:value-type="string" calcext:value-type="string">
            <text:p>2-3</text:p>
          </table:table-cell>
          <table:table-cell table:formula="of:=[.F7]-2" office:value-type="float" office:value="42" calcext:value-type="float">
            <text:p>42 <text:s text:c="5"/></text:p>
          </table:table-cell>
          <table:table-cell table:formula="of:=[.F8]-6" office:value-type="float" office:value="36" calcext:value-type="float">
            <text:p>36 <text:s text:c="5"/></text:p>
          </table:table-cell>
          <table:table-cell table:formula="of:=[.H$2]*[.F8]/[.F$2]" office:value-type="float" office:value="2.04166666666667" calcext:value-type="float">
            <text:p>2 <text:s/>1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G</text:p>
          </table:table-cell>
          <table:table-cell office:value-type="string" calcext:value-type="string">
            <text:p>2-3</text:p>
          </table:table-cell>
          <table:table-cell table:formula="of:=[.F8]-2" office:value-type="float" office:value="40" calcext:value-type="float">
            <text:p>40 <text:s text:c="5"/></text:p>
          </table:table-cell>
          <table:table-cell table:formula="of:=[.F9]-6" office:value-type="float" office:value="34" calcext:value-type="float">
            <text:p>34 <text:s text:c="5"/></text:p>
          </table:table-cell>
          <table:table-cell table:formula="of:=[.H$2]*[.F9]/[.F$2]" office:value-type="float" office:value="1.94444444444444" calcext:value-type="float">
            <text:p>1 30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G#</text:p>
          </table:table-cell>
          <table:table-cell office:value-type="string" calcext:value-type="string">
            <text:p>2-3</text:p>
          </table:table-cell>
          <table:table-cell table:formula="of:=[.F9]-2" office:value-type="float" office:value="38" calcext:value-type="float">
            <text:p>38 <text:s text:c="5"/></text:p>
          </table:table-cell>
          <table:table-cell table:formula="of:=[.F10]-6" office:value-type="float" office:value="32" calcext:value-type="float">
            <text:p>32 <text:s text:c="5"/></text:p>
          </table:table-cell>
          <table:table-cell table:formula="of:=[.H$2]*[.F10]/[.F$2]" office:value-type="float" office:value="1.84722222222222" calcext:value-type="float">
            <text:p>1 27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A</text:p>
          </table:table-cell>
          <table:table-cell office:value-type="string" calcext:value-type="string">
            <text:p>2-3</text:p>
          </table:table-cell>
          <table:table-cell table:formula="of:=[.F10]-2" office:value-type="float" office:value="36" calcext:value-type="float">
            <text:p>36 <text:s text:c="5"/></text:p>
          </table:table-cell>
          <table:table-cell table:formula="of:=[.F11]-6" office:value-type="float" office:value="30" calcext:value-type="float">
            <text:p>30 <text:s text:c="5"/></text:p>
          </table:table-cell>
          <table:table-cell table:style-name="ce15" table:formula="of:=[.H$2]*[.F11]/[.F$2]" office:value-type="float" office:value="1.75" calcext:value-type="float">
            <text:p>1 <text:s text:c="2"/>3/4 <text:s/>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A#</text:p>
          </table:table-cell>
          <table:table-cell office:value-type="string" calcext:value-type="string">
            <text:p>2-3</text:p>
          </table:table-cell>
          <table:table-cell table:formula="of:=[.F11]-2" office:value-type="float" office:value="34" calcext:value-type="float">
            <text:p>34 <text:s text:c="5"/></text:p>
          </table:table-cell>
          <table:table-cell table:formula="of:=[.F12]-6" office:value-type="float" office:value="28" calcext:value-type="float">
            <text:p>28 <text:s text:c="5"/></text:p>
          </table:table-cell>
          <table:table-cell table:formula="of:=[.H$2]*[.F12]/[.F$2]" office:value-type="float" office:value="1.65277777777778" calcext:value-type="float">
            <text:p>1 21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/>
          <table:table-cell office:value-type="string" calcext:value-type="string">
            <text:p>B</text:p>
          </table:table-cell>
          <table:table-cell office:value-type="string" calcext:value-type="string">
            <text:p>2-3</text:p>
          </table:table-cell>
          <table:table-cell table:formula="of:=[.F12]-2" office:value-type="float" office:value="32" calcext:value-type="float">
            <text:p>32 <text:s text:c="5"/></text:p>
          </table:table-cell>
          <table:table-cell table:formula="of:=[.F13]-6" office:value-type="float" office:value="26" calcext:value-type="float">
            <text:p>26 <text:s text:c="5"/></text:p>
          </table:table-cell>
          <table:table-cell table:formula="of:=[.H$2]*[.F13]/[.F$2]" office:value-type="float" office:value="1.55555555555556" calcext:value-type="float">
            <text:p>1 18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.F13]-2" office:value-type="float" office:value="30" calcext:value-type="float">
            <text:p>30 <text:s text:c="5"/></text:p>
          </table:table-cell>
          <table:table-cell table:formula="of:=[.F14]-6" office:value-type="float" office:value="24" calcext:value-type="float">
            <text:p>24 <text:s text:c="5"/></text:p>
          </table:table-cell>
          <table:table-cell table:formula="of:=[.H$2]*[.F14]/[.F$2]" office:value-type="float" office:value="1.45833333333333" calcext:value-type="float">
            <text:p>1 15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table:formula="of:=[.F14]-1" office:value-type="float" office:value="29" calcext:value-type="float">
            <text:p>29 <text:s text:c="5"/></text:p>
          </table:table-cell>
          <table:table-cell table:formula="of:=[.F15]-6" office:value-type="float" office:value="23" calcext:value-type="float">
            <text:p>23 <text:s text:c="5"/></text:p>
          </table:table-cell>
          <table:table-cell table:formula="of:=[.H$2]*[.F15]/[.F$2]" office:value-type="float" office:value="1.40972222222222" calcext:value-type="float">
            <text:p>1 13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.F15]-1" office:value-type="float" office:value="28" calcext:value-type="float">
            <text:p>28 <text:s text:c="5"/></text:p>
          </table:table-cell>
          <table:table-cell table:formula="of:=[.F16]-6" office:value-type="float" office:value="22" calcext:value-type="float">
            <text:p>22 <text:s text:c="5"/></text:p>
          </table:table-cell>
          <table:table-cell table:formula="of:=[.H$2]*[.F16]/[.F$2]" office:value-type="float" office:value="1.36111111111111" calcext:value-type="float">
            <text:p>1 12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table:formula="of:=[.F16]-1" office:value-type="float" office:value="27" calcext:value-type="float">
            <text:p>27 <text:s text:c="5"/></text:p>
          </table:table-cell>
          <table:table-cell table:formula="of:=[.F17]-6" office:value-type="float" office:value="21" calcext:value-type="float">
            <text:p>21 <text:s text:c="5"/></text:p>
          </table:table-cell>
          <table:table-cell table:style-name="ce15" table:formula="of:=[.H$2]*[.F17]/[.F$2]" office:value-type="float" office:value="1.3125" calcext:value-type="float">
            <text:p>1 <text:s text:c="2"/>5/16 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.F17]-1" office:value-type="float" office:value="26" calcext:value-type="float">
            <text:p>26 <text:s text:c="5"/></text:p>
          </table:table-cell>
          <table:table-cell table:formula="of:=[.F18]-6" office:value-type="float" office:value="20" calcext:value-type="float">
            <text:p>20 <text:s text:c="5"/></text:p>
          </table:table-cell>
          <table:table-cell table:formula="of:=[.H$2]*[.F18]/[.F$2]" office:value-type="float" office:value="1.26388888888889" calcext:value-type="float">
            <text:p>1 <text:s/>8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.F18]-1" office:value-type="float" office:value="25" calcext:value-type="float">
            <text:p>25 <text:s text:c="5"/></text:p>
          </table:table-cell>
          <table:table-cell table:formula="of:=[.F19]-6" office:value-type="float" office:value="19" calcext:value-type="float">
            <text:p>19 <text:s text:c="5"/></text:p>
          </table:table-cell>
          <table:table-cell table:formula="of:=[.H$2]*[.F19]/[.F$2]" office:value-type="float" office:value="1.21527777777778" calcext:value-type="float">
            <text:p>1 <text:s/>7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 table:formula="of:=[.F19]-1" office:value-type="float" office:value="24" calcext:value-type="float">
            <text:p>24 <text:s text:c="5"/></text:p>
          </table:table-cell>
          <table:table-cell table:formula="of:=[.F20]-6" office:value-type="float" office:value="18" calcext:value-type="float">
            <text:p>18 <text:s text:c="5"/></text:p>
          </table:table-cell>
          <table:table-cell table:formula="of:=[.H$2]*[.F20]/[.F$2]" office:value-type="float" office:value="1.16666666666667" calcext:value-type="float">
            <text:p>1 <text:s/>5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F20]-1" office:value-type="float" office:value="23" calcext:value-type="float">
            <text:p>23 <text:s text:c="5"/></text:p>
          </table:table-cell>
          <table:table-cell table:formula="of:=[.F21]-6" office:value-type="float" office:value="17" calcext:value-type="float">
            <text:p>17 <text:s text:c="5"/></text:p>
          </table:table-cell>
          <table:table-cell table:formula="of:=[.H$2]*[.F21]/[.F$2]" office:value-type="float" office:value="1.11805555555556" calcext:value-type="float">
            <text:p>1 <text:s/>4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 table:formula="of:=[.F21]-1" office:value-type="float" office:value="22" calcext:value-type="float">
            <text:p>22 <text:s text:c="5"/></text:p>
          </table:table-cell>
          <table:table-cell table:formula="of:=[.F22]-6" office:value-type="float" office:value="16" calcext:value-type="float">
            <text:p>16 <text:s text:c="5"/></text:p>
          </table:table-cell>
          <table:table-cell table:formula="of:=[.H$2]*[.F22]/[.F$2]" office:value-type="float" office:value="1.06944444444444" calcext:value-type="float">
            <text:p>1 <text:s/>2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.F22]-1" office:value-type="float" office:value="21" calcext:value-type="float">
            <text:p>21 <text:s text:c="5"/></text:p>
          </table:table-cell>
          <table:table-cell table:formula="of:=[.F23]-6" office:value-type="float" office:value="15" calcext:value-type="float">
            <text:p>15 <text:s text:c="5"/></text:p>
          </table:table-cell>
          <table:table-cell table:formula="of:=[.H$2]*[.F23]/[.F$2]" office:value-type="float" office:value="1.02083333333333" calcext:value-type="float">
            <text:p>1 <text:s/>1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 table:formula="of:=[.F23]-1" office:value-type="float" office:value="20" calcext:value-type="float">
            <text:p>20 <text:s text:c="5"/></text:p>
          </table:table-cell>
          <table:table-cell table:formula="of:=[.F24]-6" office:value-type="float" office:value="14" calcext:value-type="float">
            <text:p>14 <text:s text:c="5"/></text:p>
          </table:table-cell>
          <table:table-cell table:formula="of:=[.H$2]*[.F24]/[.F$2]" office:value-type="float" office:value="0.972222222222222" calcext:value-type="float">
            <text:p><text:s/>31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.F24]-1" office:value-type="float" office:value="19" calcext:value-type="float">
            <text:p>19 <text:s text:c="5"/></text:p>
          </table:table-cell>
          <table:table-cell table:formula="of:=[.F25]-6" office:value-type="float" office:value="13" calcext:value-type="float">
            <text:p>13 <text:s text:c="5"/></text:p>
          </table:table-cell>
          <table:table-cell table:formula="of:=[.H$2]*[.F25]/[.F$2]" office:value-type="float" office:value="0.923611111111111" calcext:value-type="float">
            <text:p><text:s/>30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.F25]-1" office:value-type="float" office:value="18" calcext:value-type="float">
            <text:p>18 <text:s text:c="5"/></text:p>
          </table:table-cell>
          <table:table-cell table:formula="of:=[.F26]-6" office:value-type="float" office:value="12" calcext:value-type="float">
            <text:p>12 <text:s text:c="5"/></text:p>
          </table:table-cell>
          <table:table-cell table:style-name="ce15" table:formula="of:=[.H$2]*[.F26]/[.F$2]" office:value-type="float" office:value="0.875" calcext:value-type="float">
            <text:p><text:s text:c="3"/>7/8 <text:s/>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table:formula="of:=[.F26]-1/2" office:value-type="float" office:value="17.5" calcext:value-type="float">
            <text:p>17 <text:s/>1/2 </text:p>
          </table:table-cell>
          <table:table-cell table:formula="of:=[.F27]-6" office:value-type="float" office:value="11.5" calcext:value-type="float">
            <text:p>11 <text:s/>1/2 </text:p>
          </table:table-cell>
          <table:table-cell table:formula="of:=[.H$2]*[.F27]/[.F$2]" office:value-type="float" office:value="0.850694444444444" calcext:value-type="float">
            <text:p><text:s/>27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27]-1/2" office:value-type="float" office:value="17" calcext:value-type="float">
            <text:p>17 <text:s text:c="5"/></text:p>
          </table:table-cell>
          <table:table-cell table:formula="of:=[.F28]-6" office:value-type="float" office:value="11" calcext:value-type="float">
            <text:p>11 <text:s text:c="5"/></text:p>
          </table:table-cell>
          <table:table-cell table:formula="of:=[.H$2]*[.F28]/[.F$2]" office:value-type="float" office:value="0.826388888888889" calcext:value-type="float">
            <text:p><text:s/>26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 table:formula="of:=[.F28]-1/2" office:value-type="float" office:value="16.5" calcext:value-type="float">
            <text:p>16 <text:s/>1/2 </text:p>
          </table:table-cell>
          <table:table-cell table:formula="of:=[.F29]-6" office:value-type="float" office:value="10.5" calcext:value-type="float">
            <text:p>10 <text:s/>1/2 </text:p>
          </table:table-cell>
          <table:table-cell table:formula="of:=[.H$2]*[.F29]/[.F$2]" office:value-type="float" office:value="0.802083333333333" calcext:value-type="float">
            <text:p><text:s/>26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.F29]-1/2" office:value-type="float" office:value="16" calcext:value-type="float">
            <text:p>16 <text:s text:c="5"/></text:p>
          </table:table-cell>
          <table:table-cell table:formula="of:=[.F30]-6" office:value-type="float" office:value="10" calcext:value-type="float">
            <text:p>10 <text:s text:c="5"/></text:p>
          </table:table-cell>
          <table:table-cell table:formula="of:=[.H$2]*[.F30]/[.F$2]" office:value-type="float" office:value="0.777777777777778" calcext:value-type="float">
            <text:p><text:s/>25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.F30]-1/2" office:value-type="float" office:value="15.5" calcext:value-type="float">
            <text:p>15 <text:s/>1/2 </text:p>
          </table:table-cell>
          <table:table-cell table:formula="of:=[.F31]-6" office:value-type="float" office:value="9.5" calcext:value-type="float">
            <text:p>9 <text:s/>1/2 </text:p>
          </table:table-cell>
          <table:table-cell table:formula="of:=[.H$2]*[.F31]/[.F$2]" office:value-type="float" office:value="0.753472222222222" calcext:value-type="float">
            <text:p><text:s/>24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 table:formula="of:=[.F31]-1/2" office:value-type="float" office:value="15" calcext:value-type="float">
            <text:p>15 <text:s text:c="5"/></text:p>
          </table:table-cell>
          <table:table-cell table:formula="of:=[.F32]-6" office:value-type="float" office:value="9" calcext:value-type="float">
            <text:p>9 <text:s text:c="5"/></text:p>
          </table:table-cell>
          <table:table-cell table:formula="of:=[.H$2]*[.F32]/[.F$2]" office:value-type="float" office:value="0.729166666666667" calcext:value-type="float">
            <text:p><text:s/>23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.F32]-1/2" office:value-type="float" office:value="14.5" calcext:value-type="float">
            <text:p>14 <text:s/>1/2 </text:p>
          </table:table-cell>
          <table:table-cell table:formula="of:=[.F33]-6" office:value-type="float" office:value="8.5" calcext:value-type="float">
            <text:p>8 <text:s/>1/2 </text:p>
          </table:table-cell>
          <table:table-cell table:formula="of:=[.H$2]*[.F33]/[.F$2]" office:value-type="float" office:value="0.704861111111111" calcext:value-type="float">
            <text:p><text:s/>23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 table:formula="of:=[.F33]-1/2" office:value-type="float" office:value="14" calcext:value-type="float">
            <text:p>14 <text:s text:c="5"/></text:p>
          </table:table-cell>
          <table:table-cell table:formula="of:=[.F34]-6" office:value-type="float" office:value="8" calcext:value-type="float">
            <text:p>8 <text:s text:c="5"/></text:p>
          </table:table-cell>
          <table:table-cell table:formula="of:=[.H$2]*[.F34]/[.F$2]" office:value-type="float" office:value="0.680555555555556" calcext:value-type="float">
            <text:p><text:s/>22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.F34]-1/2" office:value-type="float" office:value="13.5" calcext:value-type="float">
            <text:p>13 <text:s/>1/2 </text:p>
          </table:table-cell>
          <table:table-cell table:formula="of:=[.F35]-6" office:value-type="float" office:value="7.5" calcext:value-type="float">
            <text:p>7 <text:s/>1/2 </text:p>
          </table:table-cell>
          <table:table-cell table:style-name="ce15" table:formula="of:=[.H$2]*[.F35]/[.F$2]" office:value-type="float" office:value="0.65625" calcext:value-type="float">
            <text:p><text:s text:c="2"/>21/32 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 table:formula="of:=[.F35]-1/2" office:value-type="float" office:value="13" calcext:value-type="float">
            <text:p>13 <text:s text:c="5"/></text:p>
          </table:table-cell>
          <table:table-cell table:formula="of:=[.F36]-6" office:value-type="float" office:value="7" calcext:value-type="float">
            <text:p>7 <text:s text:c="5"/></text:p>
          </table:table-cell>
          <table:table-cell table:formula="of:=[.H$2]*[.F36]/[.F$2]" office:value-type="float" office:value="0.631944444444444" calcext:value-type="float">
            <text:p><text:s/>20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.F36]-1/2" office:value-type="float" office:value="12.5" calcext:value-type="float">
            <text:p>12 <text:s/>1/2 </text:p>
          </table:table-cell>
          <table:table-cell table:formula="of:=[.F37]-6" office:value-type="float" office:value="6.5" calcext:value-type="float">
            <text:p>6 <text:s/>1/2 </text:p>
          </table:table-cell>
          <table:table-cell table:formula="of:=[.H$2]*[.F37]/[.F$2]" office:value-type="float" office:value="0.607638888888889" calcext:value-type="float">
            <text:p><text:s/>19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.F37]-1/2" office:value-type="float" office:value="12" calcext:value-type="float">
            <text:p>12 <text:s text:c="5"/></text:p>
          </table:table-cell>
          <table:table-cell table:formula="of:=[.F38]-6" office:value-type="float" office:value="6" calcext:value-type="float">
            <text:p>6 <text:s text:c="5"/></text:p>
          </table:table-cell>
          <table:table-cell table:formula="of:=[.H$2]*[.F38]/[.F$2]" office:value-type="float" office:value="0.583333333333333" calcext:value-type="float">
            <text:p><text:s/>19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C#</text:p>
          </table:table-cell>
          <table:table-cell office:value-type="float" office:value="6" calcext:value-type="float">
            <text:p>6</text:p>
          </table:table-cell>
          <table:table-cell table:formula="of:=[.F38]-1/4" office:value-type="float" office:value="11.75" calcext:value-type="float">
            <text:p>11 <text:s/>3/4 </text:p>
          </table:table-cell>
          <table:table-cell table:formula="of:=[.F39]-6" office:value-type="float" office:value="5.75" calcext:value-type="float">
            <text:p>5 <text:s/>3/4 </text:p>
          </table:table-cell>
          <table:table-cell table:formula="of:=[.H$2]*[.F39]/[.F$2]" office:value-type="float" office:value="0.571180555555556" calcext:value-type="float">
            <text:p><text:s/>18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.F39]-1/4" office:value-type="float" office:value="11.5" calcext:value-type="float">
            <text:p>11 <text:s/>1/2 </text:p>
          </table:table-cell>
          <table:table-cell table:formula="of:=[.F40]-6" office:value-type="float" office:value="5.5" calcext:value-type="float">
            <text:p>5 <text:s/>1/2 </text:p>
          </table:table-cell>
          <table:table-cell table:formula="of:=[.H$2]*[.F40]/[.F$2]" office:value-type="float" office:value="0.559027777777778" calcext:value-type="float">
            <text:p><text:s/>18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D#</text:p>
          </table:table-cell>
          <table:table-cell office:value-type="float" office:value="6" calcext:value-type="float">
            <text:p>6</text:p>
          </table:table-cell>
          <table:table-cell table:formula="of:=[.F40]-1/4" office:value-type="float" office:value="11.25" calcext:value-type="float">
            <text:p>11 <text:s/>1/4 </text:p>
          </table:table-cell>
          <table:table-cell table:formula="of:=[.F41]-6" office:value-type="float" office:value="5.25" calcext:value-type="float">
            <text:p>5 <text:s/>1/4 </text:p>
          </table:table-cell>
          <table:table-cell table:formula="of:=[.H$2]*[.F41]/[.F$2]" office:value-type="float" office:value="0.546875" calcext:value-type="float">
            <text:p><text:s/>17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.F41]-1/4" office:value-type="float" office:value="11" calcext:value-type="float">
            <text:p>11 <text:s text:c="5"/></text:p>
          </table:table-cell>
          <table:table-cell table:formula="of:=[.F42]-6" office:value-type="float" office:value="5" calcext:value-type="float">
            <text:p>5 <text:s text:c="5"/></text:p>
          </table:table-cell>
          <table:table-cell table:formula="of:=[.H$2]*[.F42]/[.F$2]" office:value-type="float" office:value="0.534722222222222" calcext:value-type="float">
            <text:p><text:s/>17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.F42]-1/4" office:value-type="float" office:value="10.75" calcext:value-type="float">
            <text:p>10 <text:s/>3/4 </text:p>
          </table:table-cell>
          <table:table-cell table:formula="of:=[.F43]-6" office:value-type="float" office:value="4.75" calcext:value-type="float">
            <text:p>4 <text:s/>3/4 </text:p>
          </table:table-cell>
          <table:table-cell table:formula="of:=[.H$2]*[.F43]/[.F$2]" office:value-type="float" office:value="0.522569444444444" calcext:value-type="float">
            <text:p><text:s/>17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F#</text:p>
          </table:table-cell>
          <table:table-cell office:value-type="float" office:value="6" calcext:value-type="float">
            <text:p>6</text:p>
          </table:table-cell>
          <table:table-cell table:formula="of:=[.F43]-1/4" office:value-type="float" office:value="10.5" calcext:value-type="float">
            <text:p>10 <text:s/>1/2 </text:p>
          </table:table-cell>
          <table:table-cell table:formula="of:=[.F44]-6" office:value-type="float" office:value="4.5" calcext:value-type="float">
            <text:p>4 <text:s/>1/2 </text:p>
          </table:table-cell>
          <table:table-cell table:formula="of:=[.H$2]*[.F44]/[.F$2]" office:value-type="float" office:value="0.510416666666667" calcext:value-type="float">
            <text:p><text:s/>16/32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8’</text:p>
          </table:table-cell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.F44]-1/4" office:value-type="float" office:value="10.25" calcext:value-type="float">
            <text:p>10 <text:s/>1/4 </text:p>
          </table:table-cell>
          <table:table-cell table:formula="of:=[.F45]-6" office:value-type="float" office:value="4.25" calcext:value-type="float">
            <text:p>4 <text:s/>1/4 </text:p>
          </table:table-cell>
          <table:table-cell table:formula="of:=[.H$2]*[.F45]/[.F$2]" office:value-type="float" office:value="0.498263888888889" calcext:value-type="float">
            <text:p><text:s/>16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G#</text:p>
          </table:table-cell>
          <table:table-cell office:value-type="float" office:value="6" calcext:value-type="float">
            <text:p>6</text:p>
          </table:table-cell>
          <table:table-cell table:formula="of:=[.F45]-1/4" office:value-type="float" office:value="10" calcext:value-type="float">
            <text:p>10 <text:s text:c="5"/></text:p>
          </table:table-cell>
          <table:table-cell table:formula="of:=[.F46]-6" office:value-type="float" office:value="4" calcext:value-type="float">
            <text:p>4 <text:s text:c="5"/></text:p>
          </table:table-cell>
          <table:table-cell table:formula="of:=[.H$2]*[.F46]/[.F$2]" office:value-type="float" office:value="0.486111111111111" calcext:value-type="float">
            <text:p><text:s/>16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.F46]-1/4" office:value-type="float" office:value="9.75" calcext:value-type="float">
            <text:p>9 <text:s/>3/4 </text:p>
          </table:table-cell>
          <table:table-cell table:formula="of:=[.F47]-6" office:value-type="float" office:value="3.75" calcext:value-type="float">
            <text:p>3 <text:s/>3/4 </text:p>
          </table:table-cell>
          <table:table-cell table:formula="of:=[.H$2]*[.F47]/[.F$2]" office:value-type="float" office:value="0.473958333333333" calcext:value-type="float">
            <text:p><text:s/>15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A#</text:p>
          </table:table-cell>
          <table:table-cell office:value-type="float" office:value="6" calcext:value-type="float">
            <text:p>6</text:p>
          </table:table-cell>
          <table:table-cell table:formula="of:=[.F47]-1/4" office:value-type="float" office:value="9.5" calcext:value-type="float">
            <text:p>9 <text:s/>1/2 </text:p>
          </table:table-cell>
          <table:table-cell table:formula="of:=[.F48]-6" office:value-type="float" office:value="3.5" calcext:value-type="float">
            <text:p>3 <text:s/>1/2 </text:p>
          </table:table-cell>
          <table:table-cell table:formula="of:=[.H$2]*[.F48]/[.F$2]" office:value-type="float" office:value="0.461805555555556" calcext:value-type="float">
            <text:p><text:s/>15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.F48]-1/4" office:value-type="float" office:value="9.25" calcext:value-type="float">
            <text:p>9 <text:s/>1/4 </text:p>
          </table:table-cell>
          <table:table-cell table:formula="of:=[.F49]-6" office:value-type="float" office:value="3.25" calcext:value-type="float">
            <text:p>3 <text:s/>1/4 </text:p>
          </table:table-cell>
          <table:table-cell table:formula="of:=[.H$2]*[.F49]/[.F$2]" office:value-type="float" office:value="0.449652777777778" calcext:value-type="float">
            <text:p><text:s/>14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.F49]-1/4" office:value-type="float" office:value="9" calcext:value-type="float">
            <text:p>9 <text:s text:c="5"/></text:p>
          </table:table-cell>
          <table:table-cell table:formula="of:=[.F50]-6" office:value-type="float" office:value="3" calcext:value-type="float">
            <text:p>3 <text:s text:c="5"/></text:p>
          </table:table-cell>
          <table:table-cell table:style-name="ce15" table:formula="of:=[.H$2]*[.F50]/[.F$2]" office:value-type="float" office:value="0.4375" calcext:value-type="float">
            <text:p><text:s text:c="3"/>7/16 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C#</text:p>
          </table:table-cell>
          <table:table-cell office:value-type="float" office:value="7" calcext:value-type="float">
            <text:p>7</text:p>
          </table:table-cell>
          <table:table-cell table:formula="of:=[.F50]-1/8" office:value-type="float" office:value="8.875" calcext:value-type="float">
            <text:p>8 <text:s/>7/8 </text:p>
          </table:table-cell>
          <table:table-cell table:formula="of:=[.F51]-6" office:value-type="float" office:value="2.875" calcext:value-type="float">
            <text:p>2 <text:s/>7/8 </text:p>
          </table:table-cell>
          <table:table-cell table:formula="of:=[.H$2]*[.F51]/[.F$2]" office:value-type="float" office:value="0.431423611111111" calcext:value-type="float">
            <text:p><text:s/>14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.F51]-1/8" office:value-type="float" office:value="8.75" calcext:value-type="float">
            <text:p>8 <text:s/>3/4 </text:p>
          </table:table-cell>
          <table:table-cell table:formula="of:=[.F52]-6" office:value-type="float" office:value="2.75" calcext:value-type="float">
            <text:p>2 <text:s/>3/4 </text:p>
          </table:table-cell>
          <table:table-cell table:formula="of:=[.H$2]*[.F52]/[.F$2]" office:value-type="float" office:value="0.425347222222222" calcext:value-type="float">
            <text:p><text:s/>14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D#</text:p>
          </table:table-cell>
          <table:table-cell office:value-type="float" office:value="7" calcext:value-type="float">
            <text:p>7</text:p>
          </table:table-cell>
          <table:table-cell table:formula="of:=[.F52]-1/8" office:value-type="float" office:value="8.625" calcext:value-type="float">
            <text:p>8 <text:s/>5/8 </text:p>
          </table:table-cell>
          <table:table-cell table:formula="of:=[.F53]-6" office:value-type="float" office:value="2.625" calcext:value-type="float">
            <text:p>2 <text:s/>5/8 </text:p>
          </table:table-cell>
          <table:table-cell table:formula="of:=[.H$2]*[.F53]/[.F$2]" office:value-type="float" office:value="0.419270833333333" calcext:value-type="float">
            <text:p><text:s/>13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.F53]-1/8" office:value-type="float" office:value="8.5" calcext:value-type="float">
            <text:p>8 <text:s/>1/2 </text:p>
          </table:table-cell>
          <table:table-cell table:formula="of:=[.F54]-6" office:value-type="float" office:value="2.5" calcext:value-type="float">
            <text:p>2 <text:s/>1/2 </text:p>
          </table:table-cell>
          <table:table-cell table:formula="of:=[.H$2]*[.F54]/[.F$2]" office:value-type="float" office:value="0.413194444444444" calcext:value-type="float">
            <text:p><text:s/>13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.F54]-1/8" office:value-type="float" office:value="8.375" calcext:value-type="float">
            <text:p>8 <text:s/>3/8 </text:p>
          </table:table-cell>
          <table:table-cell table:formula="of:=[.F55]-6" office:value-type="float" office:value="2.375" calcext:value-type="float">
            <text:p>2 <text:s/>3/8 </text:p>
          </table:table-cell>
          <table:table-cell table:formula="of:=[.H$2]*[.F55]/[.F$2]" office:value-type="float" office:value="0.407118055555556" calcext:value-type="float">
            <text:p><text:s/>13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 table:formula="of:=[.F55]-1/8" office:value-type="float" office:value="8.25" calcext:value-type="float">
            <text:p>8 <text:s/>1/4 </text:p>
          </table:table-cell>
          <table:table-cell table:formula="of:=[.F56]-6" office:value-type="float" office:value="2.25" calcext:value-type="float">
            <text:p>2 <text:s/>1/4 </text:p>
          </table:table-cell>
          <table:table-cell table:formula="of:=[.H$2]*[.F56]/[.F$2]" office:value-type="float" office:value="0.401041666666667" calcext:value-type="float">
            <text:p><text:s/>13/32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4’</text:p>
          </table:table-cell>
          <table:table-cell table:style-name="ce8" office:value-type="string" calcext:value-type="string">
            <text:p>2’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.F56]-1/8" office:value-type="float" office:value="8.125" calcext:value-type="float">
            <text:p>8 <text:s/>1/8 </text:p>
          </table:table-cell>
          <table:table-cell table:formula="of:=[.F57]-6" office:value-type="float" office:value="2.125" calcext:value-type="float">
            <text:p>2 <text:s/>1/8 </text:p>
          </table:table-cell>
          <table:table-cell table:formula="of:=[.H$2]*[.F57]/[.F$2]" office:value-type="float" office:value="0.394965277777778" calcext:value-type="float">
            <text:p><text:s/>13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G#</text:p>
          </table:table-cell>
          <table:table-cell office:value-type="float" office:value="7" calcext:value-type="float">
            <text:p>7</text:p>
          </table:table-cell>
          <table:table-cell table:formula="of:=[.F57]-1/8" office:value-type="float" office:value="8" calcext:value-type="float">
            <text:p>8 <text:s text:c="5"/></text:p>
          </table:table-cell>
          <table:table-cell table:formula="of:=[.F58]-6" office:value-type="float" office:value="2" calcext:value-type="float">
            <text:p>2 <text:s text:c="5"/></text:p>
          </table:table-cell>
          <table:table-cell table:formula="of:=[.H$2]*[.F58]/[.F$2]" office:value-type="float" office:value="0.388888888888889" calcext:value-type="float">
            <text:p><text:s/>12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.F58]-1/8" office:value-type="float" office:value="7.875" calcext:value-type="float">
            <text:p>7 <text:s/>7/8 </text:p>
          </table:table-cell>
          <table:table-cell table:formula="of:=[.F59]-6" office:value-type="float" office:value="1.875" calcext:value-type="float">
            <text:p>1 <text:s/>7/8 </text:p>
          </table:table-cell>
          <table:table-cell table:formula="of:=[.H$2]*[.F59]/[.F$2]" office:value-type="float" office:value="0.3828125" calcext:value-type="float">
            <text:p><text:s/>12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 table:formula="of:=[.F59]-1/8" office:value-type="float" office:value="7.75" calcext:value-type="float">
            <text:p>7 <text:s/>3/4 </text:p>
          </table:table-cell>
          <table:table-cell table:formula="of:=[.F60]-6" office:value-type="float" office:value="1.75" calcext:value-type="float">
            <text:p>1 <text:s/>3/4 </text:p>
          </table:table-cell>
          <table:table-cell table:formula="of:=[.H$2]*[.F60]/[.F$2]" office:value-type="float" office:value="0.376736111111111" calcext:value-type="float">
            <text:p><text:s/>12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.F60]-1/8" office:value-type="float" office:value="7.625" calcext:value-type="float">
            <text:p>7 <text:s/>5/8 </text:p>
          </table:table-cell>
          <table:table-cell table:formula="of:=[.F61]-6" office:value-type="float" office:value="1.625" calcext:value-type="float">
            <text:p>1 <text:s/>5/8 </text:p>
          </table:table-cell>
          <table:table-cell table:formula="of:=[.H$2]*[.F61]/[.F$2]" office:value-type="float" office:value="0.370659722222222" calcext:value-type="float">
            <text:p><text:s/>12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.F61]-1/8" office:value-type="float" office:value="7.5" calcext:value-type="float">
            <text:p>7 <text:s/>1/2 </text:p>
          </table:table-cell>
          <table:table-cell table:formula="of:=[.F62]-6" office:value-type="float" office:value="1.5" calcext:value-type="float">
            <text:p>1 <text:s/>1/2 </text:p>
          </table:table-cell>
          <table:table-cell table:formula="of:=[.H$2]*[.F62]/[.F$2]" office:value-type="float" office:value="0.364583333333333" calcext:value-type="float">
            <text:p><text:s/>12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C#</text:p>
          </table:table-cell>
          <table:table-cell office:value-type="float" office:value="8" calcext:value-type="float">
            <text:p>8</text:p>
          </table:table-cell>
          <table:table-cell table:formula="of:=[.F62]-1/16" office:value-type="float" office:value="7.4375" calcext:value-type="float">
            <text:p>7 <text:s/>7/16</text:p>
          </table:table-cell>
          <table:table-cell table:formula="of:=[.F63]-6" office:value-type="float" office:value="1.4375" calcext:value-type="float">
            <text:p>1 <text:s/>7/16</text:p>
          </table:table-cell>
          <table:table-cell table:formula="of:=[.H$2]*[.F63]/[.F$2]" office:value-type="float" office:value="0.361545138888889" calcext:value-type="float">
            <text:p><text:s/>12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.F63]-1/16" office:value-type="float" office:value="7.375" calcext:value-type="float">
            <text:p>7 <text:s/>3/8 </text:p>
          </table:table-cell>
          <table:table-cell table:formula="of:=[.F64]-6" office:value-type="float" office:value="1.375" calcext:value-type="float">
            <text:p>1 <text:s/>3/8 </text:p>
          </table:table-cell>
          <table:table-cell table:formula="of:=[.H$2]*[.F64]/[.F$2]" office:value-type="float" office:value="0.358506944444444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D#</text:p>
          </table:table-cell>
          <table:table-cell office:value-type="float" office:value="8" calcext:value-type="float">
            <text:p>8</text:p>
          </table:table-cell>
          <table:table-cell table:formula="of:=[.F64]-1/16" office:value-type="float" office:value="7.3125" calcext:value-type="float">
            <text:p>7 <text:s/>5/16</text:p>
          </table:table-cell>
          <table:table-cell table:formula="of:=[.F65]-6" office:value-type="float" office:value="1.3125" calcext:value-type="float">
            <text:p>1 <text:s/>5/16</text:p>
          </table:table-cell>
          <table:table-cell table:formula="of:=[.H$2]*[.F65]/[.F$2]" office:value-type="float" office:value="0.35546875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.F65]-1/16" office:value-type="float" office:value="7.25" calcext:value-type="float">
            <text:p>7 <text:s/>1/4 </text:p>
          </table:table-cell>
          <table:table-cell table:formula="of:=[.F66]-6" office:value-type="float" office:value="1.25" calcext:value-type="float">
            <text:p>1 <text:s/>1/4 </text:p>
          </table:table-cell>
          <table:table-cell table:formula="of:=[.H$2]*[.F66]/[.F$2]" office:value-type="float" office:value="0.352430555555556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.F66]-1/16" office:value-type="float" office:value="7.1875" calcext:value-type="float">
            <text:p>7 <text:s/>3/16</text:p>
          </table:table-cell>
          <table:table-cell table:formula="of:=[.F67]-6" office:value-type="float" office:value="1.1875" calcext:value-type="float">
            <text:p>1 <text:s/>3/16</text:p>
          </table:table-cell>
          <table:table-cell table:formula="of:=[.H$2]*[.F67]/[.F$2]" office:value-type="float" office:value="0.349392361111111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F#</text:p>
          </table:table-cell>
          <table:table-cell office:value-type="float" office:value="8" calcext:value-type="float">
            <text:p>8</text:p>
          </table:table-cell>
          <table:table-cell table:formula="of:=[.F67]-1/16" office:value-type="float" office:value="7.125" calcext:value-type="float">
            <text:p>7 <text:s/>1/8 </text:p>
          </table:table-cell>
          <table:table-cell table:formula="of:=[.F68]-6" office:value-type="float" office:value="1.125" calcext:value-type="float">
            <text:p>1 <text:s/>1/8 </text:p>
          </table:table-cell>
          <table:table-cell table:formula="of:=[.H$2]*[.F68]/[.F$2]" office:value-type="float" office:value="0.346354166666667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2’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.F68]-1/16" office:value-type="float" office:value="7.0625" calcext:value-type="float">
            <text:p>7 <text:s/>1/16</text:p>
          </table:table-cell>
          <table:table-cell table:formula="of:=[.F69]-6" office:value-type="float" office:value="1.0625" calcext:value-type="float">
            <text:p>1 <text:s/>1/16</text:p>
          </table:table-cell>
          <table:table-cell table:formula="of:=[.H$2]*[.F69]/[.F$2]" office:value-type="float" office:value="0.343315972222222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3"/>
          <table:table-cell office:value-type="string" calcext:value-type="string">
            <text:p>G#</text:p>
          </table:table-cell>
          <table:table-cell office:value-type="float" office:value="8" calcext:value-type="float">
            <text:p>8</text:p>
          </table:table-cell>
          <table:table-cell table:formula="of:=[.F69]-1/16" office:value-type="float" office:value="7" calcext:value-type="float">
            <text:p>7 <text:s text:c="5"/></text:p>
          </table:table-cell>
          <table:table-cell table:formula="of:=[.F70]-6" office:value-type="float" office:value="1" calcext:value-type="float">
            <text:p>1 <text:s text:c="5"/></text:p>
          </table:table-cell>
          <table:table-cell table:formula="of:=[.H$2]*[.F70]/[.F$2]" office:value-type="float" office:value="0.340277777777778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3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.F70]-1/16" office:value-type="float" office:value="6.9375" calcext:value-type="float">
            <text:p>6 15/16</text:p>
          </table:table-cell>
          <table:table-cell table:formula="of:=[.F71]-6" office:value-type="float" office:value="0.9375" calcext:value-type="float">
            <text:p><text:s/>15/16</text:p>
          </table:table-cell>
          <table:table-cell table:formula="of:=[.H$2]*[.F71]/[.F$2]" office:value-type="float" office:value="0.337239583333333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3"/>
          <table:table-cell office:value-type="string" calcext:value-type="string">
            <text:p>A#</text:p>
          </table:table-cell>
          <table:table-cell office:value-type="float" office:value="8" calcext:value-type="float">
            <text:p>8</text:p>
          </table:table-cell>
          <table:table-cell table:formula="of:=[.F71]-1/16" office:value-type="float" office:value="6.875" calcext:value-type="float">
            <text:p>6 <text:s/>7/8 </text:p>
          </table:table-cell>
          <table:table-cell table:formula="of:=[.F72]-6" office:value-type="float" office:value="0.875" calcext:value-type="float">
            <text:p><text:s text:c="2"/>7/8 </text:p>
          </table:table-cell>
          <table:table-cell table:formula="of:=[.H$2]*[.F72]/[.F$2]" office:value-type="float" office:value="0.334201388888889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8" table:number-columns-repeated="3"/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.F72]-1/16" office:value-type="float" office:value="6.8125" calcext:value-type="float">
            <text:p>6 13/16</text:p>
          </table:table-cell>
          <table:table-cell table:formula="of:=[.F73]-6" office:value-type="float" office:value="0.8125" calcext:value-type="float">
            <text:p><text:s/>13/16</text:p>
          </table:table-cell>
          <table:table-cell table:formula="of:=[.H$2]*[.F73]/[.F$2]" office:value-type="float" office:value="0.331163194444444" calcext:value-type="float">
            <text:p><text:s/>11/32</text:p>
          </table:table-cell>
          <table:table-cell table:number-columns-repeated="16375"/>
        </table:table-row>
        <table:table-row table:style-name="ro2">
          <table:table-cell table:style-name="ce9" table:number-columns-repeated="3"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.F73]-1/16" office:value-type="float" office:value="6.75" calcext:value-type="float">
            <text:p>6 <text:s/>3/4 </text:p>
          </table:table-cell>
          <table:table-cell table:formula="of:=[.F74]-6" office:value-type="float" office:value="0.75" calcext:value-type="float">
            <text:p><text:s text:c="2"/>3/4 </text:p>
          </table:table-cell>
          <table:table-cell table:formula="of:=[.H$2]*[.F74]/[.F$2]" office:value-type="float" office:value="0.328125" calcext:value-type="float">
            <text:p><text:s/>10/32</text:p>
          </table:table-cell>
          <table:table-cell table:number-columns-repeated="16375"/>
        </table:table-row>
        <table:table-row table:style-name="ro2" table:number-rows-repeated="1048501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number:number-style style:name="N133">
      <number:fraction number:min-integer-digits="0" number:min-numerator-digits="2" loext:max-numerator-digits="2" number:denominator-value="32"/>
    </number:number-style>
    <number:number-style style:name="N134">
      <number:fraction number:min-integer-digits="0" number:min-numerator-digits="2" loext:max-numerator-digits="2" number:min-denominator-digits="2" number:max-denominator-value="99"/>
    </number:number-style>
    <number:number-style style:name="N135">
      <number:fraction number:min-integer-digits="0" number:min-numerator-digits="3" loext:max-numerator-digits="3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ate Shannon</meta:initial-creator>
    <meta:creation-date>2023-02-25T18:14:33.379000000</meta:creation-date>
    <dc:date>2023-02-26T00:44:40.308000000</dc:date>
    <dc:creator>Tate Shannon</dc:creator>
    <meta:editing-duration>PT24M40S</meta:editing-duration>
    <meta:editing-cycles>7</meta:editing-cycles>
    <meta:generator>LibreOffice/7.5.0.3$Windows_X86_64 LibreOffice_project/c21113d003cd3efa8c53188764377a8272d9d6de</meta:generator>
    <meta:document-statistic meta:table-count="1" meta:cell-count="527" meta:object-count="0"/>
  </office:meta>
</office:document-meta>
</file>